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/>
          <table:table-cell office:value-type="string" calcext:value-type="string">
            <text:p>v0</text:p>
          </table:table-cell>
          <table:table-cell/>
          <table:table-cell office:value-type="string" calcext:value-type="string">
            <text:p>v3.3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XTRALARGE </text:p>
          </table:table-cell>
          <table:table-cell/>
          <table:table-cell office:value-type="string" calcext:value-type="string">
            <text:p>EXTRALARGE 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yTime(s)</text:p>
          </table:table-cell>
          <table:table-cell/>
          <table:table-cell office:value-type="string" calcext:value-type="string">
            <text:p>MyTime(s)</text:p>
          </table:table-cell>
          <table:table-cell/>
          <table:table-cell office:value-type="string" calcext:value-type="string">
            <text:p>SPEED-UP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.378513" calcext:value-type="float">
            <text:p>1,378513</text:p>
          </table:table-cell>
          <table:table-cell/>
          <table:table-cell office:value-type="float" office:value="0.013885" calcext:value-type="float">
            <text:p>0,013885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.384224" calcext:value-type="float">
            <text:p>1,384224</text:p>
          </table:table-cell>
          <table:table-cell/>
          <table:table-cell office:value-type="float" office:value="0.017671" calcext:value-type="float">
            <text:p>0,017671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.382177" calcext:value-type="float">
            <text:p>1,382177</text:p>
          </table:table-cell>
          <table:table-cell/>
          <table:table-cell office:value-type="float" office:value="0.020661" calcext:value-type="float">
            <text:p>0,020661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.377710</text:p>
          </table:table-cell>
          <table:table-cell/>
          <table:table-cell office:value-type="float" office:value="0.021826" calcext:value-type="float">
            <text:p>0,021826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.379928" calcext:value-type="float">
            <text:p>1,379928</text:p>
          </table:table-cell>
          <table:table-cell/>
          <table:table-cell office:value-type="float" office:value="0.023206" calcext:value-type="float">
            <text:p>0,023206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.376078" calcext:value-type="float">
            <text:p>1,376078</text:p>
          </table:table-cell>
          <table:table-cell/>
          <table:table-cell office:value-type="float" office:value="0.021649" calcext:value-type="float">
            <text:p>0,021649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.375442" calcext:value-type="float">
            <text:p>1,375442</text:p>
          </table:table-cell>
          <table:table-cell/>
          <table:table-cell office:value-type="float" office:value="0.021882" calcext:value-type="float">
            <text:p>0,021882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v3.3/v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formula="of:=AVERAGE([.B5:.B11])" office:value-type="float" office:value="1.37939366666667" calcext:value-type="float">
            <text:p>1,37939366666667</text:p>
          </table:table-cell>
          <table:table-cell/>
          <table:table-cell table:formula="of:=AVERAGE([.D5:.D11])" office:value-type="float" office:value="0.0201114285714286" calcext:value-type="float">
            <text:p>0,020111428571429</text:p>
          </table:table-cell>
          <table:table-cell/>
          <table:table-cell table:formula="of:=[.B13]/[.D13]" office:value-type="float" office:value="68.5875526826727" calcext:value-type="float">
            <text:p>68,5875526826727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STANDARD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0.046051" calcext:value-type="float">
            <text:p>0,046051</text:p>
          </table:table-cell>
          <table:table-cell/>
          <table:table-cell office:value-type="float" office:value="0.005825" calcext:value-type="float">
            <text:p>0,005825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0.049976" calcext:value-type="float">
            <text:p>0,049976</text:p>
          </table:table-cell>
          <table:table-cell/>
          <table:table-cell office:value-type="float" office:value="0.007485" calcext:value-type="float">
            <text:p>0,007485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0.062841" calcext:value-type="float">
            <text:p>0,062841</text:p>
          </table:table-cell>
          <table:table-cell/>
          <table:table-cell office:value-type="float" office:value="0.002258" calcext:value-type="float">
            <text:p>0,002258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0.048491" calcext:value-type="float">
            <text:p>0,048491</text:p>
          </table:table-cell>
          <table:table-cell/>
          <table:table-cell office:value-type="float" office:value="0.010096" calcext:value-type="float">
            <text:p>0,010096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3.3/v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0])" office:value-type="float" office:value="0.05183975" calcext:value-type="float">
            <text:p>0,05183975</text:p>
          </table:table-cell>
          <table:table-cell/>
          <table:table-cell table:formula="of:=AVERAGE([.D17:.D20])" office:value-type="float" office:value="0.006416" calcext:value-type="float">
            <text:p>0,006416</text:p>
          </table:table-cell>
          <table:table-cell/>
          <table:table-cell table:formula="of:=[.B22]/[.D22]" office:value-type="float" office:value="8.07976153366583" calcext:value-type="float">
            <text:p>8,07976153366583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6:01:07.8050246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8:03:15.698645655</meta:creation-date>
    <dc:date>2022-11-17T16:10:19.815512980</dc:date>
    <meta:editing-duration>PT23M15S</meta:editing-duration>
    <meta:editing-cycles>5</meta:editing-cycles>
    <meta:generator>LibreOffice/7.1.7.2$Linux_X86_64 LibreOffice_project/10$Build-2</meta:generator>
    <meta:document-statistic meta:table-count="1" meta:cell-count="42" meta:object-count="0"/>
  </office:meta>
</office:document-meta>
</file>